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at Main Menu</text:p>
      <text:p text:style-name="Standard">At the time the main combat menu is about to be displayed we call special ability scripts named “CombatMainMenu”. <text:s/>These scripts are also called if a combatant moves into another combatant. <text:s/>No actions are taken as a result of this call. <text:s/>The original purpose of this hook is to provide an opportunity for the designer to determine if a “Sweep” attack is possible. <text:s/>The function $ListAdjacentCombatants() was provided at the same time to make this determination easier.</text:p>
      <text:p text:style-name="Standard"/>
      <text:p text:style-name="Heading">Parameters</text:p>
      <text:p text:style-name="Text_20_body">Parameter[5] = “Menu” or “Move” depending on whether the Main Menu is about to be displayed or the combatant is about to attack by 'moving' onto another combatant.</text:p>
      <text:p text:style-name="Text_20_body"/>
      <text:p text:style-name="Text_20_body">Parameter[6] is initially set to the empty string. <text:s/>Your script may set it to a string That is the name of a special action. <text:s/>For example, you might set it to “Sweep”. <text:s/>Then that name will be added to the list of possible action on the Combat Main Menu. <text:s/>Parameter[7] should be set to the index within the name of the letter that can be used by the player to select the action. <text:s/>It should be different from any letter used by other menu selections. <text:s/>For example, you might set parameter[7] to 1 to select the 'W' as the keyboard shortcut for “Sweep”.</text:p>
      <text:p text:style-name="Text_20_body"/>
      <text:p text:style-name="Text_20_body">If you provide an additional menu selection and the player chooses it then you will probably want to provide a script “CombatSpecialAction” which will be called for each of the characters in the combat. <text:s/>For example, the script for a menu option named 'PUKE' might damage each enemy combatant within a certain range of the active combatant and display the message “Enemies suffer chemical damage”.</text:p>
      <text:p text:style-name="Heading">Context</text:p>
      <text:p text:style-name="Standard">Combatant <text:s/>(The combatant about to take some action)</text:p>
      <text:p text:style-name="Standard">Character <text:s/>(The character associated with that combatant)</text:p>
      <text:p text:style-name="Standard">Class <text:s/>(The class of that character)</text:p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24:12.35</meta:creation-date>
    <meta:generator>OpenOffice.org/3.2$Win32 OpenOffice.org_project/320m18$Build-9502</meta:generator>
    <dc:date>2010-10-19T16:49:37.06</dc:date>
    <dc:creator>Paul Stevens</dc:creator>
    <meta:editing-duration>PT01H32M10S</meta:editing-duration>
    <meta:editing-cycles>6</meta:editing-cycles>
    <meta:document-statistic meta:table-count="0" meta:image-count="0" meta:object-count="0" meta:page-count="1" meta:paragraph-count="10" meta:word-count="307" meta:character-count="1757"/>
  </office:meta>
</office:document-meta>
</file>